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15%"/>
    </style:style>
    <style:style style:name="P2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3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indent="-0.635cm" style:auto-text-indent="false"/>
    </style:style>
    <style:style style:name="T1" style:family="text">
      <style:text-properties style:font-name="Times New Roman" fo:font-size="20pt" fo:language="en" fo:country="US" fo:font-weight="bold" style:font-size-asian="20pt" style:font-weight-asian="bold"/>
    </style:style>
    <style:style style:name="T2" style:family="text">
      <style:text-properties style:font-name="Times New Roman" fo:font-size="20pt" fo:language="ru" fo:country="RU" fo:font-weight="bold" style:font-size-asian="20pt" style:font-weight-asian="bold"/>
    </style:style>
    <style:style style:name="T3" style:family="text">
      <style:text-properties style:font-name="Times New Roman" fo:font-size="14pt" fo:language="ru" fo:country="RU" fo:font-weight="normal" style:font-size-asian="14pt" style:font-weight-asian="normal"/>
    </style:style>
    <style:style style:name="T4" style:family="text">
      <style:text-properties style:font-name="Times New Roman" fo:font-size="14pt" fo:language="ru" fo:country="RU" fo:font-weight="bold" style:font-size-asian="14pt" style:font-weight-asian="bold"/>
    </style:style>
    <style:style style:name="T5" style:family="text">
      <style:text-properties style:font-name="Times New Roman" fo:font-size="14pt" fo:language="en" fo:country="US" fo:font-weight="normal" style:font-size-asian="14pt" style:font-weight-asian="normal"/>
    </style:style>
    <style:style style:name="T6" style:family="text">
      <style:text-properties style:font-name="Times New Roman" fo:font-size="14pt" fo:language="en" fo:country="US" fo:font-weight="bold" style:font-size-asian="14pt" style:font-weight-asian="bold"/>
    </style:style>
    <style:style style:name="T7" style:family="text">
      <style:text-properties fo:language="ru" fo:country="RU"/>
    </style:style>
    <style:style style:name="T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1. </text:span><text:span text:style-name="T2">Цели и задачи проекта</text:span></text:p>
      <text:p text:style-name="P1"><text:span text:style-name="T3">На текущий момент можно выделить </text:span><text:span text:style-name="T4">три основные цели</text:span><text:span text:style-name="T3">, которые преследует разрабатываемый проект</text:span><text:span text:style-name="T5">:</text:span></text:p>
      <text:list xml:id="list1901887653" text:style-name="WWNum1">
        <text:list-item>
          <text:p text:style-name="P3"><text:span text:style-name="T3">Внедрение и тестирование механик и концепций старших игровых платформ </text:span><text:span text:style-name="T5">(</text:span><text:span text:style-name="T3">ПК</text:span><text:span text:style-name="T5">/</text:span><text:span text:style-name="T3">консоли) в рамках мобильного проекта.</text:span></text:p>
        </text:list-item>
        <text:list-item>
          <text:p text:style-name="P3"><text:span text:style-name="T3">Разработка и тестирование новых способов монетизации, учитывая особенности мобильной платформы. Чтобы достичь поставленной цели, мы планируем создать особую экосистему, в которой будет комфортно самым разным игрокам – от знатоков жанра до тех, кто впервые знакомится с миром мобильных развлечений. </text:span></text:p>
        </text:list-item>
        <text:list-item>
          <text:p text:style-name="P3"><text:span text:style-name="T3">Для нас важно сделать, чтобы человек мог бы получать удовольствие от игры в любых условиях. Допустим, он сидит рядом с окном, на экран телефона падает солнечный свет – но никаких проблем из-за этого не возникает, ведь игрок все равно отлично видит, где находятся объекты. Такой вот пример того, о чем мы беспокоимся и над чем мы будем работать. То есть: как сделать эту игру максимально удобной для тех, кто будет в нее играть, и для того, как в нее будут играть?</text:span></text:p>
        </text:list-item>
      </text:list>
      <text:p text:style-name="P1"><text:span text:style-name="T4">Задачи</text:span><text:span text:style-name="T6">:</text:span></text:p>
      <text:p text:style-name="P1"><text:span text:style-name="T4">1) </text:span><text:span text:style-name="T3">Внедрение и тестирование новых методов монетизации в рамках условно-бесплатной основы распространения игры.</text:span></text:p>
      <text:p text:style-name="P1"><text:span text:style-name="T6">2) </text:span><text:span text:style-name="T3">Разработать и протестировать разные алгоритмы постоянно меняющегося</text:span><text:span text:style-name="T5"> </text:span><text:span text:style-name="T3">мира, чтобы обеспечить максимальную реиграбельность и отсутствие непредвиденных проблем в процессе генерации мира.</text:span></text:p>
      <text:p text:style-name="P1"><text:span text:style-name="T4">3) </text:span><text:span text:style-name="T3">Разработать инструменты, позволяющие реализовывать множество возможностей для изменения игрового процесса.</text:span></text:p>
      <text:p text:style-name="P1"><text:span text:style-name="T4">4) </text:span><text:span text:style-name="T3">Сделать основное ядро игрового процесса — убийство орд монстров — максимально приятным и комфортным, с учетом того, что игра в двумерном пространстве</text:span><text:span text:style-name="T5">.</text:span><text:span text:style-name="T3"> Для этого мы планируем использование 3D-конвейера для 2D-анимаций.</text:span></text:p>
      <text:p text:style-name="P1"><text:soft-page-break/><text:span text:style-name="T4">5) </text:span><text:span text:style-name="T3">Разработать глубокую систему </text:span><text:span text:style-name="T5">«</text:span><text:span text:style-name="T3">итемизации</text:span><text:span text:style-name="T5">»</text:span><text:span text:style-name="T3">, придерживаясь принципа </text:span><text:span text:style-name="T5">«Easy to learn and difficult to master»</text:span><text:span text:style-name="T3">.</text:span></text:p>
      <text:p text:style-name="P1"><text:span text:style-name="T4">6) </text:span><text:span text:style-name="T3">Разработать качественный интерфейс</text:span><text:span text:style-name="T5">: </text:span><text:span text:style-name="T3">все должно быть очень очевидно, игроки должны понимать, что есть что, с первого взгляда.</text:span></text:p>
      <text:p text:style-name="P1"><text:span text:style-name="T3">Мы хотим сделать так, чтобы игроки, которые запустят игру, с первого же момента понимали, что к чему.</text:span></text:p>
      <text:p text:style-name="P1"><text:span text:style-name="T3">В разработке тайтла для мобильных платформ качественно сделать интерфейс особенно важно. Не хотелось бы, чтобы из-за этого элемента были какие-то проблемы. Мобильные устройства отличаются в некоторых очень важных аспектах от PC и консолей. Есть очень важные отличия в продолжительности игровых сессий, привычках игры и механиках управления.</text:span></text:p>
      <text:p text:style-name="P1"><text:span text:style-name="T4">7) </text:span><text:span text:style-name="T3">Реализовать поэтапное тестирование проекта.</text:span></text:p>
      <text:p text:style-name="P1"><text:span text:style-name="T3">Как будет выглядеть тестирование. Как только мы откроем предварительную регистрацию проекта в магазинах </text:span><text:span text:style-name="T5">Google </text:span><text:span text:style-name="T3">и </text:span><text:span text:style-name="T5">Apple, </text:span><text:span text:style-name="T3">мы вышлем первую волну приглашений на закрытое альфа-тестирование некоторой части пользователей, прошедших данную регистрацию. </text:span></text:p>
      <text:p text:style-name="P1"><text:span text:style-name="T3">Впоследствии, когда мы приступим к тестированию определенных игровых систем, мы также будем увеличивать количество тестировщиков.</text:span></text:p>
      <text:p text:style-name="P1"><text:span text:style-name="T3">В момент запуска альфа-тестирования будет полностью доступна лишь часть того, что планируется на релизе. Постепенно мы будем вводить остальные игровые элементы. Так мы сделаем тестирование максимально эффективным, чтобы в определенный промежуток теста собрать данные о конкретной системе, типу контента, производительности устройств в нем и т.д. </text:span></text:p>
      <text:p text:style-name="P1"><text:span text:style-name="T3">Лишь после этого проект получит статус открытого бета-тестирования и будет доступен для загрузки всем игрокам СНГ региона.</text:span></text:p>
      <text:p text:style-name="P1"><text:span text:style-name="T3">На мобильной платформе игроки ожидают очень высокого качества от открытого бета-теста. А для некоторых не поменялось его восприятие десятилетней давности — они считают, что можно показывать очень слабо работающий продукт. В то же время некоторые студии выдают на закрытых </text:span><text:soft-page-break/><text:span text:style-name="T3">тестах качество, которое в России было бы достойно релиза.</text:span></text:p>
      <text:p text:style-name="P1"><text:span text:style-name="T6">8) </text:span><text:span text:style-name="T3">Игра должна быть рассчитана как на короткие 5-минутные сессии, так и длительные 20-минутные </text:span><text:span text:style-name="T5">«</text:span><text:span text:style-name="T3">марафоны</text:span><text:span text:style-name="T5">»</text:span><text:span text:style-name="T3">.</text:span></text:p>
      <text:p text:style-name="P1"><text:span text:style-name="T3">Короткие игровые сессии. Особенность мобильных платформ в том, что как ни странно, они мобильные. На мобильных устройствах можно играть везде. А чтобы играли именно в твою игру в ней ещё должна быть полноценная короткая игровая сессия. Данное правило в первую очередь диктуется рынков и тем, что хотят потребители.</text:span></text:p>
      <text:p text:style-name="P1"><text:span text:style-name="T4">9) </text:span><text:span text:style-name="T3">Разработка сетевого режима игры и соответствующих функций социального взаимодействия.</text:span></text:p>
      <text:p text:style-name="P1"><text:span text:style-name="T4">10) </text:span><text:span text:style-name="T3">Реализовать разные системы прогресса, которые должны учитывать интересы разных психотипов игроков.</text:span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prefix="·" text:bullet-char="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0" meta:image-count="0" meta:object-count="0" meta:page-count="3" meta:paragraph-count="24" meta:word-count="566" meta:character-count="4131" meta:non-whitespace-character-count="3584"/>
    <meta:generator>LibreOffice/6.4.2.2$Windows_x86 LibreOffice_project/4e471d8c02c9c90f512f7f9ead8875b57fcb1ec3</meta:generator>
  </office:meta>
</office:document-meta>
</file>